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Main and Renderer Processes:</text:span></text:p>
      <text:p text:style-name="Text_20_body">Electron applications consist of two main processes: the main process and renderer processes.</text:p>
      <text:p text:style-name="Text_20_body"><text:span text:style-name="Strong_20_Emphasis">Main Process:</text:span></text:p>
      <text:list text:style-name="L1">
        <text:list-item>
          <text:p text:style-name="P3">The main process is typically defined in a file named <text:span text:style-name="Source_20_Text">main.js</text:span>.</text:p>
        </text:list-item>
        <text:list-item>
          <text:p text:style-name="P3">It is responsible for managing the lifecycle of the application and creating renderer processes.</text:p>
        </text:list-item>
        <text:list-item>
          <text:p text:style-name="P2">It creates BrowserWindow instances to display GUI elements and manages application-wide functionality.</text:p>
        </text:list-item>
      </text:list>
      <text:p text:style-name="Text_20_body">Example <text:span text:style-name="Source_20_Text">main.js</text:span>:</text:p>
      <text:p text:style-name="P1">javascript</text:p>
      <text:p text:style-name="Preformatted_20_Text"><text:span text:style-name="Source_20_Text">const { app, BrowserWindow } = require('electron');</text:span></text:p>
      <text:p text:style-name="Preformatted_20_Text"/>
      <text:p text:style-name="Preformatted_20_Text"><text:span text:style-name="Source_20_Text">// Create a new BrowserWindow when the app is ready</text:span></text:p>
      <text:p text:style-name="Preformatted_20_Text"><text:span text:style-name="Source_20_Text">app.on('ready', () =&gt; {</text:span></text:p>
      <text:p text:style-name="Preformatted_20_Text"><text:span text:style-name="Source_20_Text"><text:s text:c="2"/>const mainWindow = new BrowserWindow({</text:span></text:p>
      <text:p text:style-name="Preformatted_20_Text"><text:span text:style-name="Source_20_Text"><text:s text:c="4"/>width: 800,</text:span></text:p>
      <text:p text:style-name="Preformatted_20_Text"><text:span text:style-name="Source_20_Text"><text:s text:c="4"/>height: 600,</text:span></text:p>
      <text:p text:style-name="Preformatted_20_Text"><text:span text:style-name="Source_20_Text"><text:s text:c="4"/>webPreferences: {</text:span></text:p>
      <text:p text:style-name="Preformatted_20_Text"><text:span text:style-name="Source_20_Text"><text:s text:c="6"/>nodeIntegration: true // Enable Node.js integration in the renderer process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);</text:span></text:p>
      <text:p text:style-name="Preformatted_20_Text"/>
      <text:p text:style-name="Preformatted_20_Text"><text:span text:style-name="Source_20_Text"><text:s text:c="2"/>// Load HTML file into the window</text:span></text:p>
      <text:p text:style-name="Preformatted_20_Text"><text:span text:style-name="Source_20_Text"><text:s text:c="2"/>mainWindow.loadFile('index.html');</text:span></text:p>
      <text:p text:style-name="P1"><text:span text:style-name="Source_20_Text">});</text:span></text:p>
      <text:p text:style-name="Text_20_body"><text:span text:style-name="Strong_20_Emphasis">Renderer Process:</text:span></text:p>
      <text:list text:style-name="L2">
        <text:list-item>
          <text:p text:style-name="P5">Renderer processes are responsible for rendering UI components.</text:p>
        </text:list-item>
        <text:list-item>
          <text:p text:style-name="P4">They communicate with the main process via inter-process communication (IPC).</text:p>
        </text:list-item>
      </text:list>
      <text:p text:style-name="Text_20_body">Example HTML file (<text:span text:style-name="Source_20_Text">index.html</text:span>) for the renderer process:</text:p>
      <text:p text:style-name="P1">html</text:p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&gt;</text:span></text:p>
      <text:p text:style-name="Preformatted_20_Text"><text:span text:style-name="Source_20_Text"><text:s text:c="2"/>&lt;meta name="viewport" content="width=device-width, initial-scale=1.0"&gt;</text:span></text:p>
      <text:p text:style-name="Preformatted_20_Text"><text:span text:style-name="Source_20_Text"><text:s text:c="2"/>&lt;title&gt;Electron Renderer Process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h1&gt;Hello from Renderer Process!&lt;/h1&gt;</text:span></text:p>
      <text:p text:style-name="Preformatted_20_Text"><text:span text:style-name="Source_20_Text"><text:s text:c="2"/>&lt;script&gt;</text:span></text:p>
      <text:p text:style-name="Preformatted_20_Text"><text:span text:style-name="Source_20_Text"><text:s text:c="4"/>const { ipcRenderer } = require('electron');</text:span></text:p>
      <text:p text:style-name="Preformatted_20_Text"/>
      <text:p text:style-name="Preformatted_20_Text"><text:span text:style-name="Source_20_Text"><text:s text:c="4"/>// Send message to main process</text:span></text:p>
      <text:p text:style-name="Preformatted_20_Text"><text:span text:style-name="Source_20_Text"><text:s text:c="4"/>ipcRenderer.send('renderer-message', 'Hello from Renderer Process!');</text:span></text:p>
      <text:p text:style-name="Preformatted_20_Text"><text:span text:style-name="Source_20_Text"><text:s text:c="2"/>&lt;/script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Text_20_body"><text:soft-page-break/><text:span text:style-name="Strong_20_Emphasis">Inter-Process Communication (IPC):</text:span></text:p>
      <text:list text:style-name="L3">
        <text:list-item>
          <text:p text:style-name="P7">Use IPC to communicate between the main process and renderer processes.</text:p>
        </text:list-item>
        <text:list-item>
          <text:p text:style-name="P6">Methods like <text:span text:style-name="Source_20_Text">ipcMain.on()</text:span> in the main process and <text:span text:style-name="Source_20_Text">ipcRenderer.send()</text:span> in renderer processes are used for IPC.</text:p>
        </text:list-item>
      </text:list>
      <text:p text:style-name="Text_20_body">Example IPC usage in the main process (<text:span text:style-name="Source_20_Text">main.js</text:span>):</text:p>
      <text:p text:style-name="P1">javascript</text:p>
      <text:p text:style-name="Preformatted_20_Text"><text:span text:style-name="Source_20_Text">const { app, BrowserWindow, ipcMain } = require('electron');</text:span></text:p>
      <text:p text:style-name="Preformatted_20_Text"/>
      <text:p text:style-name="Preformatted_20_Text"><text:span text:style-name="Source_20_Text">// Create a new BrowserWindow when the app is ready</text:span></text:p>
      <text:p text:style-name="Preformatted_20_Text"><text:span text:style-name="Source_20_Text">app.on('ready', () =&gt; {</text:span></text:p>
      <text:p text:style-name="Preformatted_20_Text"><text:span text:style-name="Source_20_Text"><text:s text:c="2"/>const mainWindow = new BrowserWindow({ /* window configuration */ });</text:span></text:p>
      <text:p text:style-name="Preformatted_20_Text"/>
      <text:p text:style-name="Preformatted_20_Text"><text:span text:style-name="Source_20_Text"><text:s text:c="2"/>mainWindow.loadFile('index.html');</text:span></text:p>
      <text:p text:style-name="Preformatted_20_Text"/>
      <text:p text:style-name="Preformatted_20_Text"><text:span text:style-name="Source_20_Text"><text:s text:c="2"/>// Listen for messages from renderer process</text:span></text:p>
      <text:p text:style-name="Preformatted_20_Text"><text:span text:style-name="Source_20_Text"><text:s text:c="2"/>ipcMain.on('renderer-message', (event, message) =&gt; {</text:span></text:p>
      <text:p text:style-name="Preformatted_20_Text"><text:span text:style-name="Source_20_Text"><text:s text:c="4"/>console.log('Message from Renderer Process:', message);</text:span></text:p>
      <text:p text:style-name="Preformatted_20_Text"><text:span text:style-name="Source_20_Text"><text:s text:c="2"/>});</text:span></text:p>
      <text:p text:style-name="P1"><text:span text:style-name="Source_20_Text">});</text:span></text:p>
      <text:p text:style-name="Text_20_body"><text:span text:style-name="Strong_20_Emphasis">Native APIs:</text:span></text:p>
      <text:list text:style-name="L4">
        <text:list-item>
          <text:p text:style-name="P9">Electron provides access to native APIs of the host operating system.</text:p>
        </text:list-item>
        <text:list-item>
          <text:p text:style-name="P8">These APIs can be accessed using Node.js modules or Electron APIs.</text:p>
        </text:list-item>
      </text:list>
      <text:p text:style-name="Text_20_body">Example accessing native dialog API (<text:span text:style-name="Source_20_Text">main.js</text:span>):</text:p>
      <text:p text:style-name="P1">javascript</text:p>
      <text:p text:style-name="Preformatted_20_Text"><text:span text:style-name="Source_20_Text">const { app, BrowserWindow, dialog } = require('electron');</text:span></text:p>
      <text:p text:style-name="Preformatted_20_Text"/>
      <text:p text:style-name="Preformatted_20_Text"><text:span text:style-name="Source_20_Text">app.on('ready', () =&gt; {</text:span></text:p>
      <text:p text:style-name="Preformatted_20_Text"><text:span text:style-name="Source_20_Text"><text:s text:c="2"/>const mainWindow = new BrowserWindow({ /* window configuration */ });</text:span></text:p>
      <text:p text:style-name="Preformatted_20_Text"/>
      <text:p text:style-name="Preformatted_20_Text"><text:span text:style-name="Source_20_Text"><text:s text:c="2"/>mainWindow.loadFile('index.html');</text:span></text:p>
      <text:p text:style-name="Preformatted_20_Text"/>
      <text:p text:style-name="Preformatted_20_Text"><text:span text:style-name="Source_20_Text"><text:s text:c="2"/>// Example of using native dialog API</text:span></text:p>
      <text:p text:style-name="Preformatted_20_Text"><text:span text:style-name="Source_20_Text"><text:s text:c="2"/>dialog.showMessageBox(mainWindow, {</text:span></text:p>
      <text:p text:style-name="Preformatted_20_Text"><text:span text:style-name="Source_20_Text"><text:s text:c="4"/>type: 'info',</text:span></text:p>
      <text:p text:style-name="Preformatted_20_Text"><text:span text:style-name="Source_20_Text"><text:s text:c="4"/>message: 'Hello from Electron!',</text:span></text:p>
      <text:p text:style-name="Preformatted_20_Text"><text:span text:style-name="Source_20_Text"><text:s text:c="4"/>detail: 'This is an example dialog.'</text:span></text:p>
      <text:p text:style-name="Preformatted_20_Text"><text:span text:style-name="Source_20_Text"><text:s text:c="2"/>});</text:span></text:p>
      <text:p text:style-name="P1"><text:span text:style-name="Source_20_Text">});</text:span></text:p>
      <text:p text:style-name="Text_20_body"><text:span text:style-name="Strong_20_Emphasis">Packaging and Distribution:</text:span></text:p>
      <text:list text:style-name="L5">
        <text:list-item>
          <text:p text:style-name="P10">Electron applications can be packaged and distributed as standalone executables for different platforms (Windows, macOS, Linux).</text:p>
        </text:list-item>
      </text:list>
      <text:p text:style-name="Text_20_body">Example using <text:span text:style-name="Source_20_Text">electron-builder</text:span> for packaging and distribution:</text:p>
      <text:p text:style-name="P1">json</text:p>
      <text:p text:style-name="Preformatted_20_Text"><text:soft-page-break/><text:span text:style-name="Source_20_Text">// package.json</text:span></text:p>
      <text:p text:style-name="Preformatted_20_Text"><text:span text:style-name="Source_20_Text">{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package": "electron-builder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build": {</text:span></text:p>
      <text:p text:style-name="Preformatted_20_Text"><text:span text:style-name="Source_20_Text"><text:s text:c="4"/>"appId": "com.example.app",</text:span></text:p>
      <text:p text:style-name="Preformatted_20_Text"><text:span text:style-name="Source_20_Text"><text:s text:c="4"/>"win": {</text:span></text:p>
      <text:p text:style-name="Preformatted_20_Text"><text:span text:style-name="Source_20_Text"><text:s text:c="6"/>"target": "nsis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Electron Forge:</text:span></text:p>
      <text:list text:style-name="L6">
        <text:list-item>
          <text:p text:style-name="P11">Electron Forge is a tool for building, publishing, and distributing modern Electron applications.</text:p>
        </text:list-item>
      </text:list>
      <text:p text:style-name="Text_20_body">Example using Electron Forge:</text:p>
      <text:p text:style-name="P1">bash</text:p>
      <text:p text:style-name="Preformatted_20_Text"><text:span text:style-name="Source_20_Text"># Install Electron Forge</text:span></text:p>
      <text:p text:style-name="Preformatted_20_Text"><text:span text:style-name="Source_20_Text">npm install -g electron-forge</text:span></text:p>
      <text:p text:style-name="Preformatted_20_Text"/>
      <text:p text:style-name="Preformatted_20_Text"><text:span text:style-name="Source_20_Text"># Initialize a new Electron Forge project</text:span></text:p>
      <text:p text:style-name="Preformatted_20_Text"><text:span text:style-name="Source_20_Text">electron-forge init my-electron-app</text:span></text:p>
      <text:p text:style-name="Preformatted_20_Text"/>
      <text:p text:style-name="Preformatted_20_Text"><text:span text:style-name="Source_20_Text"># Start development server</text:span></text:p>
      <text:p text:style-name="Preformatted_20_Text"><text:span text:style-name="Source_20_Text">cd my-electron-app</text:span></text:p>
      <text:p text:style-name="Preformatted_20_Text"><text:span text:style-name="Source_20_Text">npm start</text:span></text:p>
      <text:p text:style-name="Preformatted_20_Text"/>
      <text:p text:style-name="Preformatted_20_Text"><text:span text:style-name="Source_20_Text"># Build the application</text:span></text:p>
      <text:p text:style-name="P1"><text:span text:style-name="Source_20_Text">npm run make</text:span></text:p>
      <text:p text:style-name="Text_20_body"><text:span text:style-name="Strong_20_Emphasis">Security Considerations:</text:span></text:p>
      <text:list text:style-name="L7">
        <text:list-item>
          <text:p text:style-name="P12">Electron applications should follow security best practices to prevent common vulnerabilities such as cross-site scripting (XSS) and remote code execution (RCE).</text:p>
        </text:list-item>
      </text:list>
      <text:p text:style-name="Text_20_body">Some security best practices:</text:p>
      <text:list text:style-name="L8">
        <text:list-item>
          <text:p text:style-name="P14">Use Content Security Policy (CSP) to prevent XSS attacks.</text:p>
        </text:list-item>
        <text:list-item>
          <text:p text:style-name="P14">Sanitize user inputs and avoid executing remote code.</text:p>
        </text:list-item>
        <text:list-item>
          <text:p text:style-name="P14">Keep Electron and its dependencies updated to the latest versions.</text:p>
        </text:list-item>
        <text:list-item>
          <text:p text:style-name="P13">Implement secure communication channels between the main and renderer process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3:06.069098117</meta:creation-date>
    <dc:date>2024-04-03T13:50:48.127322010</dc:date>
    <meta:editing-duration>PT2M10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109" meta:word-count="529" meta:character-count="3911" meta:non-whitespace-character-count="3383"/>
  </office:meta>
</office:document-meta>
</file>